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nand@anand-VivoBook-ASUSLaptop-X515EA-X515EA:~$ sudo -i -u postgres</text:p>
      <text:p text:style-name="Standard">[sudo] password for anand: </text:p>
      <text:p text:style-name="Standard">postgres@anand-VivoBook-ASUSLaptop-X515EA-X515EA:~$ psql</text:p>
      <text:p text:style-name="Standard">psql (16.3 (Ubuntu 16.3-1.pgdg24.04+1))</text:p>
      <text:p text:style-name="Standard">Type "help" for help.</text:p>
      <text:p text:style-name="Standard"/>
      <text:p text:style-name="Standard">postgres=# psql -U username</text:p>
      <text:p text:style-name="Standard">postgres-# \l</text:p>
      <text:p text:style-name="Standard">postgres-# \c mydatabase <text:s text:c="2"/></text:p>
      <text:p text:style-name="Standard">You are now connected to database "mydatabase" as user "postgres".</text:p>
      <text:p text:style-name="Standard">mydatabase-# \dt</text:p>
      <text:p text:style-name="Standard"><text:s text:c="10"/>List of relations</text:p>
      <text:p text:style-name="Standard"><text:s/>Schema | <text:s/>Name <text:s text:c="2"/>| Type <text:s/>| <text:s/>Owner <text:s text:c="2"/></text:p>
      <text:p text:style-name="Standard">--------+---------+-------+----------</text:p>
      <text:p text:style-name="Standard"><text:s/>public | branch <text:s/>| table | postgres</text:p>
      <text:p text:style-name="Standard"><text:s/>public | student | table | postgres</text:p>
      <text:p text:style-name="Standard">(2 rows)</text:p>
      <text:p text:style-name="Standard"/>
      <text:p text:style-name="Standard">mydatabase-# \dt student </text:p>
      <text:p text:style-name="Standard"><text:s text:c="10"/>List of relations</text:p>
      <text:p text:style-name="Standard"><text:s/>Schema | <text:s/>Name <text:s text:c="2"/>| Type <text:s/>| <text:s/>Owner <text:s text:c="2"/></text:p>
      <text:p text:style-name="Standard">--------+---------+-------+----------</text:p>
      <text:p text:style-name="Standard"><text:s/>public | student | table | postgres</text:p>
      <text:p text:style-name="Standard">(1 row)</text:p>
      <text:p text:style-name="Standard"/>
      <text:p text:style-name="Standard">mydatabase-# select * from student;</text:p>
      <text:p text:style-name="Standard">ERROR: <text:s/>syntax error at or near "psql"</text:p>
      <text:p text:style-name="Standard">LINE 1: psql -U username</text:p>
      <text:p text:style-name="Standard"><text:s text:c="8"/>^</text:p>
      <text:p text:style-name="Standard">mydatabase=# select *</text:p>
      <text:p text:style-name="Standard">mydatabase-# from student;</text:p>
      <text:p text:style-name="Standard"><text:s/>student_id | student_name | student_class | student_division </text:p>
      <text:p text:style-name="Standard">------------+--------------+---------------+------------------</text:p>
      <text:p text:style-name="Standard"><text:s text:c="10"/>1 | Revi <text:s text:c="8"/>| 10th <text:s text:c="9"/>| A</text:p>
      <text:p text:style-name="Standard"><text:s text:c="10"/>2 | Suresh <text:s text:c="6"/>| 11th <text:s text:c="9"/>| B</text:p>
      <text:p text:style-name="Standard"><text:s text:c="10"/>3 | Ramesh <text:s text:c="6"/>| 12th <text:s text:c="9"/>| C</text:p>
      <text:p text:style-name="Standard">(3 rows)</text:p>
      <text:p text:style-name="Standard"/>
      <text:p text:style-name="Standard">mydatabase=# selcect * </text:p>
      <text:p text:style-name="Standard">mydatabase-# from branch;</text:p>
      <text:p text:style-name="Standard">ERROR: <text:s/>syntax error at or near "selcect"</text:p>
      <text:p text:style-name="Standard">LINE 1: selcect * </text:p>
      <text:p text:style-name="Standard"><text:s text:c="8"/>^</text:p>
      <text:p text:style-name="Standard">mydatabase=# select *</text:p>
      <text:p text:style-name="Standard">from branch;</text:p>
      <text:p text:style-name="Standard"><text:s/>branch_id | branch_name | student_id </text:p>
      <text:p text:style-name="Standard">-----------+-------------+------------</text:p>
      <text:p text:style-name="Standard"><text:s text:c="9"/>1 | Science <text:s text:c="4"/>| <text:s text:c="9"/>1</text:p>
      <text:p text:style-name="Standard"><text:s text:c="9"/>2 | Arts <text:s text:c="7"/>| <text:s text:c="9"/>2</text:p>
      <text:p text:style-name="Standard"><text:s text:c="9"/>3 | Commerce <text:s text:c="3"/>| <text:s text:c="9"/>3</text:p>
      <text:p text:style-name="Standard">(3 rows)</text:p>
      <text:p text:style-name="Standard"/>
      <text:p text:style-name="Standard"><text:soft-page-break/>mydatabase=# ^C</text:p>
      <text:p text:style-name="Standard">mydatabase=# INSERT INTO branch (branch_name, student_id) VALUES</text:p>
      <text:p text:style-name="Standard">('english', 4),</text:p>
      <text:p text:style-name="Standard">('social', 5),</text:p>
      <text:p text:style-name="Standard">('maths', 6);</text:p>
      <text:p text:style-name="Standard">ERROR: <text:s/>insert or update on table "branch" violates foreign key constraint "branch_student_id_fkey"</text:p>
      <text:p text:style-name="Standard">DETAIL: <text:s/>Key (student_id)=(4) is not present in table "student".</text:p>
      <text:p text:style-name="Standard">mydatabase=# INSERT INTO branch (branch_name, student_id) VALUES</text:p>
      <text:p text:style-name="Standard">('English', 1), <text:s/>-- Student Revi belongs to English branch</text:p>
      <text:p text:style-name="Standard">('Social', 2), <text:s text:c="2"/>-- Student Suresh belongs to Social branch</text:p>
      <text:p text:style-name="Standard">('Maths', 3); <text:s text:c="3"/>-- Student Ramesh belongs to Maths branch</text:p>
      <text:p text:style-name="Standard">INSERT 0 3</text:p>
      <text:p text:style-name="Standard">mydatabase=# select * <text:s text:c="42"/></text:p>
      <text:p text:style-name="Standard">from branch; <text:s text:c="42"/></text:p>
      <text:p text:style-name="Standard"><text:s/>branch_id | branch_name | student_id </text:p>
      <text:p text:style-name="Standard">-----------+-------------+------------</text:p>
      <text:p text:style-name="Standard"><text:s text:c="9"/>1 | Science <text:s text:c="4"/>| <text:s text:c="9"/>1</text:p>
      <text:p text:style-name="Standard"><text:s text:c="9"/>2 | Arts <text:s text:c="7"/>| <text:s text:c="9"/>2</text:p>
      <text:p text:style-name="Standard"><text:s text:c="9"/>3 | Commerce <text:s text:c="3"/>| <text:s text:c="9"/>3</text:p>
      <text:p text:style-name="Standard"><text:s text:c="9"/>7 | English <text:s text:c="4"/>| <text:s text:c="9"/>1</text:p>
      <text:p text:style-name="Standard"><text:s text:c="9"/>8 | Social <text:s text:c="5"/>| <text:s text:c="9"/>2</text:p>
      <text:p text:style-name="Standard"><text:s text:c="9"/>9 | Maths <text:s text:c="6"/>| <text:s text:c="9"/>3</text:p>
      <text:p text:style-name="Standard">(6 rows)</text:p>
      <text:p text:style-name="Standard"/>
      <text:p text:style-name="Standard">mydatabase=# DELETE FROM branch WHERE branch_name IN ('English', 'Social', 'Maths');</text:p>
      <text:p text:style-name="Standard">DELETE 3</text:p>
      <text:p text:style-name="Standard">mydatabase=# select * <text:s text:c="58"/>from branch;</text:p>
      <text:p text:style-name="Standard"><text:s/>branch_id | branch_name | student_id </text:p>
      <text:p text:style-name="Standard">-----------+-------------+------------</text:p>
      <text:p text:style-name="Standard"><text:s text:c="9"/>1 | Science <text:s text:c="4"/>| <text:s text:c="9"/>1</text:p>
      <text:p text:style-name="Standard"><text:s text:c="9"/>2 | Arts <text:s text:c="7"/>| <text:s text:c="9"/>2</text:p>
      <text:p text:style-name="Standard"><text:s text:c="9"/>3 | Commerce <text:s text:c="3"/>| <text:s text:c="9"/>3</text:p>
      <text:p text:style-name="Standard">(3 rows)</text:p>
      <text:p text:style-name="Standard"/>
      <text:p text:style-name="Standard">mydatabase=# INSERT INTO student (student_name, student_class, student_division) VALUES</text:p>
      <text:p text:style-name="Standard">('ask', '9th', 'D'),</text:p>
      <text:p text:style-name="Standard">('sabri', '10th', 'A');</text:p>
      <text:p text:style-name="Standard">ERROR: <text:s/>null value in column "student_id" of relation "student" violates not-null constraint</text:p>
      <text:p text:style-name="Standard">DETAIL: <text:s/>Failing row contains (null, ask, 9th, D).</text:p>
      <text:p text:style-name="Standard">mydatabase=# select * </text:p>
      <text:p text:style-name="Standard">mydatabase-# from student</text:p>
      <text:p text:style-name="Standard">mydatabase-# left outer join branch</text:p>
      <text:p text:style-name="Standard">mydatabase-# on stu</text:p>
      <text:p text:style-name="Standard"/>
      <text:p text:style-name="Standard">mydatabase-# on student.student_id=branch_id=branch_id;</text:p>
      <text:p text:style-name="Standard">ERROR: <text:s/>syntax error at or near "="</text:p>
      <text:p text:style-name="Standard">LINE 4: on student.student_id=branch_id=branch_id;</text:p>
      <text:p text:style-name="Standard"><text:s text:c="39"/>^</text:p>
      <text:p text:style-name="Standard">mydatabase=# select * </text:p>
      <text:p text:style-name="Standard">from student</text:p>
      <text:p text:style-name="Standard">left outer join branch</text:p>
      <text:p text:style-name="Standard"><text:soft-page-break/>on student.student_id=branch_id.branch_id;</text:p>
      <text:p text:style-name="Standard">ERROR: <text:s/>missing FROM-clause entry for table "branch_id"</text:p>
      <text:p text:style-name="Standard">LINE 4: on student.student_id=branch_id.branch_id;</text:p>
      <text:p text:style-name="Standard"><text:s text:c="30"/>^</text:p>
      <text:p text:style-name="Standard">mydatabase=# select * </text:p>
      <text:p text:style-name="Standard">from student</text:p>
      <text:p text:style-name="Standard">left outer join branch</text:p>
      <text:p text:style-name="Standard">on student.student_id=branch_id.branch_id;</text:p>
      <text:p text:style-name="Standard">ERROR: <text:s/>missing FROM-clause entry for table "branch_id"</text:p>
      <text:p text:style-name="Standard">LINE 4: on student.student_id=branch_id.branch_id;</text:p>
      <text:p text:style-name="Standard"><text:s text:c="30"/>^</text:p>
      <text:p text:style-name="Standard">mydatabase=# select *</text:p>
      <text:p text:style-name="Standard">mydatabase-# from branch;</text:p>
      <text:p text:style-name="Standard"><text:s/>branch_id | branch_name | student_id </text:p>
      <text:p text:style-name="Standard">-----------+-------------+------------</text:p>
      <text:p text:style-name="Standard"><text:s text:c="9"/>1 | Science <text:s text:c="4"/>| <text:s text:c="9"/>1</text:p>
      <text:p text:style-name="Standard"><text:s text:c="9"/>2 | Arts <text:s text:c="7"/>| <text:s text:c="9"/>2</text:p>
      <text:p text:style-name="Standard"><text:s text:c="9"/>3 | Commerce <text:s text:c="3"/>| <text:s text:c="9"/>3</text:p>
      <text:p text:style-name="Standard">(3 rows)</text:p>
      <text:p text:style-name="Standard"/>
      <text:p text:style-name="Standard">mydatabase=# SELECT *</text:p>
      <text:p text:style-name="Standard">FROM student</text:p>
      <text:p text:style-name="Standard">LEFT OUTER JOIN branch ON student.student_id = branch.student_id;</text:p>
      <text:p text:style-name="Standard">mydatabase=# SELECT *</text:p>
      <text:p text:style-name="Standard">FROM student</text:p>
      <text:p text:style-name="Standard">LEFT OUTER JOIN branch ON student.student_id = branch.student_id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 text:c="10"/>2 | Suresh <text:s text:c="6"/>| 11th <text:s text:c="9"/>| B <text:s text:c="15"/>| <text:s text:c="8"/>2 | Arts <text:s text:c="7"/>| <text:s text:c="9"/>2</text:p>
      <text:p text:style-name="Standard"><text:s text:c="10"/>3 | Ramesh <text:s text:c="6"/>| 12th <text:s text:c="9"/>| C <text:s text:c="15"/>| <text:s text:c="8"/>3 | Commerce <text:s text:c="3"/>| <text:s text:c="9"/>3</text:p>
      <text:p text:style-name="Standard">(3 rows)</text:p>
      <text:p text:style-name="Standard"/>
      <text:p text:style-name="Standard">mydatabase=# SELECT *</text:p>
      <text:p text:style-name="Standard">FROM student</text:p>
      <text:p text:style-name="Standard">RIGHT OUTER JOIN branch ON student.student_id = branch.student_id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 text:c="10"/>2 | Suresh <text:s text:c="6"/>| 11th <text:s text:c="9"/>| B <text:s text:c="15"/>| <text:s text:c="8"/>2 | Arts <text:s text:c="7"/>| <text:s text:c="9"/>2</text:p>
      <text:p text:style-name="Standard"><text:s text:c="10"/>3 | Ramesh <text:s text:c="6"/>| 12th <text:s text:c="9"/>| C <text:s text:c="15"/>| <text:s text:c="8"/>3 | Commerce <text:s text:c="3"/>| <text:s text:c="9"/>3</text:p>
      <text:p text:style-name="Standard">(3 rows)</text:p>
      <text:p text:style-name="Standard"/>
      <text:p text:style-name="Standard">mydatabase=# SELECT *</text:p>
      <text:p text:style-name="Standard">FROM student</text:p>
      <text:p text:style-name="Standard">FULL OUTER JOIN branch ON student.student_id = branch.student_id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 text:c="10"/>2 | Suresh <text:s text:c="6"/>| 11th <text:s text:c="9"/>| B <text:s text:c="15"/>| <text:s text:c="8"/>2 | Arts <text:s text:c="7"/>| <text:s text:c="9"/>2</text:p>
      <text:p text:style-name="Standard"><text:s text:c="10"/>3 | Ramesh <text:s text:c="6"/>| 12th <text:s text:c="9"/>| C <text:s text:c="15"/>| <text:s text:c="8"/>3 | Commerce <text:s text:c="3"/>| <text:s text:c="9"/>3</text:p>
      <text:p text:style-name="Standard">(3 rows)</text:p>
      <text:p text:style-name="Standard"><text:soft-page-break/></text:p>
      <text:p text:style-name="Standard">mydatabase=# SELECT *</text:p>
      <text:p text:style-name="Standard">FROM student</text:p>
      <text:p text:style-name="Standard">CROSS JOIN branch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 text:c="10"/>2 | Suresh <text:s text:c="6"/>| 11th <text:s text:c="9"/>| B <text:s text:c="15"/>| <text:s text:c="8"/>1 | Science <text:s text:c="4"/>| <text:s text:c="9"/>1</text:p>
      <text:p text:style-name="Standard"><text:s text:c="10"/>3 | Ramesh <text:s text:c="6"/>| 12th <text:s text:c="9"/>| C <text:s text:c="15"/>| <text:s text:c="8"/>1 | Science <text:s text:c="4"/>| <text:s text:c="9"/>1</text:p>
      <text:p text:style-name="Standard"><text:s text:c="10"/>1 | Revi <text:s text:c="8"/>| 10th <text:s text:c="9"/>| A <text:s text:c="15"/>| <text:s text:c="8"/>2 | Arts <text:s text:c="7"/>| <text:s text:c="9"/>2</text:p>
      <text:p text:style-name="Standard"><text:s text:c="10"/>2 | Suresh <text:s text:c="6"/>| 11th <text:s text:c="9"/>| B <text:s text:c="15"/>| <text:s text:c="8"/>2 | Arts <text:s text:c="7"/>| <text:s text:c="9"/>2</text:p>
      <text:p text:style-name="Standard"><text:s text:c="10"/>3 | Ramesh <text:s text:c="6"/>| 12th <text:s text:c="9"/>| C <text:s text:c="15"/>| <text:s text:c="8"/>2 | Arts <text:s text:c="7"/>| <text:s text:c="9"/>2</text:p>
      <text:p text:style-name="Standard"><text:s text:c="10"/>1 | Revi <text:s text:c="8"/>| 10th <text:s text:c="9"/>| A <text:s text:c="15"/>| <text:s text:c="8"/>3 | Commerce <text:s text:c="3"/>| <text:s text:c="9"/>3</text:p>
      <text:p text:style-name="Standard"><text:s text:c="10"/>2 | Suresh <text:s text:c="6"/>| 11th <text:s text:c="9"/>| B <text:s text:c="15"/>| <text:s text:c="8"/>3 | Commerce <text:s text:c="3"/>| <text:s text:c="9"/>3</text:p>
      <text:p text:style-name="Standard"><text:s text:c="10"/>3 | Ramesh <text:s text:c="6"/>| 12th <text:s text:c="9"/>| C <text:s text:c="15"/>| <text:s text:c="8"/>3 | Commerce <text:s text:c="3"/>| <text:s text:c="9"/>3</text:p>
      <text:p text:style-name="Standard">(9 rows)</text:p>
      <text:p text:style-name="Standard"/>
      <text:p text:style-name="Standard">mydatabase=# ^C</text:p>
      <text:p text:style-name="Standard">mydatabase=# INSERT INTO student (student_name, student_class, student_division) VALUES</text:p>
      <text:p text:style-name="Standard">('Emma', '9th', 'D'),</text:p>
      <text:p text:style-name="Standard">('Michael', '11th', 'A');</text:p>
      <text:p text:style-name="Standard">ERROR: <text:s/>null value in column "student_id" of relation "student" violates not-null constraint</text:p>
      <text:p text:style-name="Standard">DETAIL: <text:s/>Failing row contains (null, Emma, 9th, D).</text:p>
      <text:p text:style-name="Standard">mydatabase=# INSERT INTO student (student_name, student_class, student_division) VALUES</text:p>
      <text:p text:style-name="Standard">('Emma', '9th', 'D'),</text:p>
      <text:p text:style-name="Standard">('Michael', '11th', 'A');</text:p>
      <text:p text:style-name="Standard">ERROR: <text:s/>null value in column "student_id" of relation "student" violates not-null constraint</text:p>
      <text:p text:style-name="Standard">DETAIL: <text:s/>Failing row contains (null, Emma, 9th, D).</text:p>
      <text:p text:style-name="Standard">mydatabase=# INSERT INTO student (student_id, student_name, student_class, student_division) VALUES</text:p>
      <text:p text:style-name="Standard">(4, 'Emma', '9th', 'D'),</text:p>
      <text:p text:style-name="Standard">(5, 'Michael', '11th', 'A');</text:p>
      <text:p text:style-name="Standard">INSERT 0 2</text:p>
      <text:p text:style-name="Standard">mydatabase=# INSERT INTO branch (branch_name) VALUES</text:p>
      <text:p text:style-name="Standard">('Mathematics'),</text:p>
      <text:p text:style-name="Standard">('Biology');</text:p>
      <text:p text:style-name="Standard">INSERT 0 2</text:p>
      <text:p text:style-name="Standard">mydatabase=# <text:s/>SELECT *</text:p>
      <text:p text:style-name="Standard">FROM student</text:p>
      <text:p text:style-name="Standard">RIGHT OUTER JOIN branch ON student.student_id = branch.student_id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 text:c="10"/>2 | Suresh <text:s text:c="6"/>| 11th <text:s text:c="9"/>| B <text:s text:c="15"/>| <text:s text:c="8"/>2 | Arts <text:s text:c="7"/>| <text:s text:c="9"/>2</text:p>
      <text:p text:style-name="Standard"><text:s text:c="10"/>3 | Ramesh <text:s text:c="6"/>| 12th <text:s text:c="9"/>| C <text:s text:c="15"/>| <text:s text:c="8"/>3 | Commerce <text:s text:c="3"/>| <text:s text:c="9"/>3</text:p>
      <text:p text:style-name="Standard"><text:s text:c="12"/>| <text:s text:c="13"/>| <text:s text:c="14"/>| <text:s text:c="17"/>| <text:s text:c="7"/>10 | Mathematics | <text:s text:c="10"/></text:p>
      <text:p text:style-name="Standard"><text:s text:c="12"/>| <text:s text:c="13"/>| <text:s text:c="14"/>| <text:s text:c="17"/>| <text:s text:c="7"/>11 | Biology <text:s text:c="4"/>| <text:s text:c="10"/></text:p>
      <text:p text:style-name="Standard">(5 rows)</text:p>
      <text:p text:style-name="Standard"/>
      <text:p text:style-name="Standard">mydatabase=# select 8</text:p>
      <text:p text:style-name="Standard">mydatabase-# </text:p>
      <text:p text:style-name="Standard">mydatabase-# ;</text:p>
      <text:p text:style-name="Standard"><text:soft-page-break/><text:s/>?column? </text:p>
      <text:p text:style-name="Standard">----------</text:p>
      <text:p text:style-name="Standard"><text:s text:c="8"/>8</text:p>
      <text:p text:style-name="Standard">(1 row)</text:p>
      <text:p text:style-name="Standard"/>
      <text:p text:style-name="Standard">mydatabase=# select *</text:p>
      <text:p text:style-name="Standard">mydatabase-# from student </text:p>
      <text:p text:style-name="Standard">mydatabase-# left outer join branch</text:p>
      <text:p text:style-name="Standard">mydatabase-# on student.student_id = branch.student_id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 text:c="10"/>2 | Suresh <text:s text:c="6"/>| 11th <text:s text:c="9"/>| B <text:s text:c="15"/>| <text:s text:c="8"/>2 | Arts <text:s text:c="7"/>| <text:s text:c="9"/>2</text:p>
      <text:p text:style-name="Standard"><text:s text:c="10"/>3 | Ramesh <text:s text:c="6"/>| 12th <text:s text:c="9"/>| C <text:s text:c="15"/>| <text:s text:c="8"/>3 | Commerce <text:s text:c="3"/>| <text:s text:c="9"/>3</text:p>
      <text:p text:style-name="Standard"><text:s text:c="10"/>5 | Michael <text:s text:c="5"/>| 11th <text:s text:c="9"/>| A <text:s text:c="15"/>| <text:s text:c="10"/>| <text:s text:c="12"/>| <text:s text:c="10"/></text:p>
      <text:p text:style-name="Standard"><text:s text:c="10"/>4 | Emma <text:s text:c="8"/>| 9th <text:s text:c="10"/>| D <text:s text:c="15"/>| <text:s text:c="10"/>| <text:s text:c="12"/>| <text:s text:c="10"/></text:p>
      <text:p text:style-name="Standard">(5 rows)</text:p>
      <text:p text:style-name="Standard"/>
      <text:p text:style-name="Standard">mydatabase=# select *</text:p>
      <text:p text:style-name="Standard">from student </text:p>
      <text:p text:style-name="Standard">right outer join branch</text:p>
      <text:p text:style-name="Standard">on student.student_id = branch.student_id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 text:c="10"/>2 | Suresh <text:s text:c="6"/>| 11th <text:s text:c="9"/>| B <text:s text:c="15"/>| <text:s text:c="8"/>2 | Arts <text:s text:c="7"/>| <text:s text:c="9"/>2</text:p>
      <text:p text:style-name="Standard"><text:s text:c="10"/>3 | Ramesh <text:s text:c="6"/>| 12th <text:s text:c="9"/>| C <text:s text:c="15"/>| <text:s text:c="8"/>3 | Commerce <text:s text:c="3"/>| <text:s text:c="9"/>3</text:p>
      <text:p text:style-name="Standard"><text:s text:c="12"/>| <text:s text:c="13"/>| <text:s text:c="14"/>| <text:s text:c="17"/>| <text:s text:c="7"/>10 | Mathematics | <text:s text:c="10"/></text:p>
      <text:p text:style-name="Standard"><text:s text:c="12"/>| <text:s text:c="13"/>| <text:s text:c="14"/>| <text:s text:c="17"/>| <text:s text:c="7"/>11 | Biology <text:s text:c="4"/>| <text:s text:c="10"/></text:p>
      <text:p text:style-name="Standard">(5 rows)</text:p>
      <text:p text:style-name="Standard"/>
      <text:p text:style-name="Standard">mydatabase=# select *</text:p>
      <text:p text:style-name="Standard">from student </text:p>
      <text:p text:style-name="Standard">right outer join branch</text:p>
      <text:p text:style-name="Standard">on student.student_id = branch.branch_id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 text:c="10"/>2 | Suresh <text:s text:c="6"/>| 11th <text:s text:c="9"/>| B <text:s text:c="15"/>| <text:s text:c="8"/>2 | Arts <text:s text:c="7"/>| <text:s text:c="9"/>2</text:p>
      <text:p text:style-name="Standard"><text:s text:c="10"/>3 | Ramesh <text:s text:c="6"/>| 12th <text:s text:c="9"/>| C <text:s text:c="15"/>| <text:s text:c="8"/>3 | Commerce <text:s text:c="3"/>| <text:s text:c="9"/>3</text:p>
      <text:p text:style-name="Standard"><text:s text:c="12"/>| <text:s text:c="13"/>| <text:s text:c="14"/>| <text:s text:c="17"/>| <text:s text:c="7"/>10 | Mathematics | <text:s text:c="10"/></text:p>
      <text:p text:style-name="Standard"><text:s text:c="12"/>| <text:s text:c="13"/>| <text:s text:c="14"/>| <text:s text:c="17"/>| <text:s text:c="7"/>11 | Biology <text:s text:c="4"/>| <text:s text:c="10"/></text:p>
      <text:p text:style-name="Standard">(5 rows)</text:p>
      <text:p text:style-name="Standard"/>
      <text:p text:style-name="Standard">mydatabase=# select *</text:p>
      <text:p text:style-name="Standard">from student </text:p>
      <text:p text:style-name="Standard">full outer join branch</text:p>
      <text:p text:style-name="Standard">on student.student_id = branch.branch_id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 text:c="10"/>2 | Suresh <text:s text:c="6"/>| 11th <text:s text:c="9"/>| B <text:s text:c="15"/>| <text:s text:c="8"/>2 | Arts <text:s text:c="7"/>| <text:s text:c="9"/>2</text:p>
      <text:p text:style-name="Standard"><text:soft-page-break/><text:s text:c="10"/>3 | Ramesh <text:s text:c="6"/>| 12th <text:s text:c="9"/>| C <text:s text:c="15"/>| <text:s text:c="8"/>3 | Commerce <text:s text:c="3"/>| <text:s text:c="9"/>3</text:p>
      <text:p text:style-name="Standard"><text:s text:c="12"/>| <text:s text:c="13"/>| <text:s text:c="14"/>| <text:s text:c="17"/>| <text:s text:c="7"/>10 | Mathematics | <text:s text:c="10"/></text:p>
      <text:p text:style-name="Standard"><text:s text:c="12"/>| <text:s text:c="13"/>| <text:s text:c="14"/>| <text:s text:c="17"/>| <text:s text:c="7"/>11 | Biology <text:s text:c="4"/>| <text:s text:c="10"/></text:p>
      <text:p text:style-name="Standard"><text:s text:c="10"/>5 | Michael <text:s text:c="5"/>| 11th <text:s text:c="9"/>| A <text:s text:c="15"/>| <text:s text:c="10"/>| <text:s text:c="12"/>| <text:s text:c="10"/></text:p>
      <text:p text:style-name="Standard"><text:s text:c="10"/>4 | Emma <text:s text:c="8"/>| 9th <text:s text:c="10"/>| D <text:s text:c="15"/>| <text:s text:c="10"/>| <text:s text:c="12"/>| <text:s text:c="10"/></text:p>
      <text:p text:style-name="Standard">(7 rows)</text:p>
      <text:p text:style-name="Standard"/>
      <text:p text:style-name="Standard">mydatabase=# select 8</text:p>
      <text:p text:style-name="Standard">;</text:p>
      <text:p text:style-name="Standard"><text:s/>?column? </text:p>
      <text:p text:style-name="Standard">----------</text:p>
      <text:p text:style-name="Standard"><text:s text:c="8"/>8</text:p>
      <text:p text:style-name="Standard">(1 row)</text:p>
      <text:p text:style-name="Standard"/>
      <text:p text:style-name="Standard">mydatabase=# SELECT *</text:p>
      <text:p text:style-name="Standard">FROM student</text:p>
      <text:p text:style-name="Standard">CROSS JOIN branch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 text:c="10"/>2 | Suresh <text:s text:c="6"/>| 11th <text:s text:c="9"/>| B <text:s text:c="15"/>| <text:s text:c="8"/>1 | Science <text:s text:c="4"/>| <text:s text:c="9"/>1</text:p>
      <text:p text:style-name="Standard"><text:s text:c="10"/>3 | Ramesh <text:s text:c="6"/>| 12th <text:s text:c="9"/>| C <text:s text:c="15"/>| <text:s text:c="8"/>1 | Science <text:s text:c="4"/>| <text:s text:c="9"/>1</text:p>
      <text:p text:style-name="Standard"><text:s text:c="10"/>4 | Emma <text:s text:c="8"/>| 9th <text:s text:c="10"/>| D <text:s text:c="15"/>| <text:s text:c="8"/>1 | Science <text:s text:c="4"/>| <text:s text:c="9"/>1</text:p>
      <text:p text:style-name="Standard"><text:s text:c="10"/>5 | Michael <text:s text:c="5"/>| 11th <text:s text:c="9"/>| A <text:s text:c="15"/>| <text:s text:c="8"/>1 | Science <text:s text:c="4"/>| <text:s text:c="9"/>1</text:p>
      <text:p text:style-name="Standard"><text:s text:c="10"/>1 | Revi <text:s text:c="8"/>| 10th <text:s text:c="9"/>| A <text:s text:c="15"/>| <text:s text:c="8"/>2 | Arts <text:s text:c="7"/>| <text:s text:c="9"/>2</text:p>
      <text:p text:style-name="Standard"><text:s text:c="10"/>2 | Suresh <text:s text:c="6"/>| 11th <text:s text:c="9"/>| B <text:s text:c="15"/>| <text:s text:c="8"/>2 | Arts <text:s text:c="7"/>| <text:s text:c="9"/>2</text:p>
      <text:p text:style-name="Standard"><text:s text:c="10"/>3 | Ramesh <text:s text:c="6"/>| 12th <text:s text:c="9"/>| C <text:s text:c="15"/>| <text:s text:c="8"/>2 | Arts <text:s text:c="7"/>| <text:s text:c="9"/>2</text:p>
      <text:p text:style-name="Standard"><text:s text:c="10"/>4 | Emma <text:s text:c="8"/>| 9th <text:s text:c="10"/>| D <text:s text:c="15"/>| <text:s text:c="8"/>2 | Arts <text:s text:c="7"/>| <text:s text:c="9"/>2</text:p>
      <text:p text:style-name="Standard"><text:s text:c="10"/>5 | Michael <text:s text:c="5"/>| 11th <text:s text:c="9"/>| A <text:s text:c="15"/>| <text:s text:c="8"/>2 | Arts <text:s text:c="7"/>| <text:s text:c="9"/>2</text:p>
      <text:p text:style-name="Standard"><text:s text:c="10"/>1 | Revi <text:s text:c="8"/>| 10th <text:s text:c="9"/>| A <text:s text:c="15"/>| <text:s text:c="8"/>3 | Commerce <text:s text:c="3"/>| <text:s text:c="9"/>3</text:p>
      <text:p text:style-name="Standard"><text:s text:c="10"/>2 | Suresh <text:s text:c="6"/>| 11th <text:s text:c="9"/>| B <text:s text:c="15"/>| <text:s text:c="8"/>3 | Commerce <text:s text:c="3"/>| <text:s text:c="9"/>3</text:p>
      <text:p text:style-name="Standard"><text:s text:c="10"/>3 | Ramesh <text:s text:c="6"/>| 12th <text:s text:c="9"/>| C <text:s text:c="15"/>| <text:s text:c="8"/>3 | Commerce <text:s text:c="3"/>| <text:s text:c="9"/>3</text:p>
      <text:p text:style-name="Standard"><text:s text:c="10"/>4 | Emma <text:s text:c="8"/>| 9th <text:s text:c="10"/>| D <text:s text:c="15"/>| <text:s text:c="8"/>3 | Commerce <text:s text:c="3"/>| <text:s text:c="9"/>3</text:p>
      <text:p text:style-name="Standard"><text:s text:c="10"/>5 | Michael <text:s text:c="5"/>| 11th <text:s text:c="9"/>| A <text:s text:c="15"/>| <text:s text:c="8"/>3 | Commerce <text:s text:c="3"/>| <text:s text:c="9"/>3</text:p>
      <text:p text:style-name="Standard"><text:s text:c="10"/>1 | Revi <text:s text:c="8"/>| 10th <text:s text:c="9"/>| A <text:s text:c="15"/>| <text:s text:c="7"/>10 | Mathematics | <text:s text:c="10"/></text:p>
      <text:p text:style-name="Standard"><text:s text:c="10"/>2 | Suresh <text:s text:c="6"/>| 11th <text:s text:c="9"/>| B <text:s text:c="15"/>| <text:s text:c="7"/>10 | Mathematics | <text:s text:c="10"/></text:p>
      <text:p text:style-name="Standard"><text:s text:c="10"/>3 | Ramesh <text:s text:c="6"/>| 12th <text:s text:c="9"/>| C <text:s text:c="15"/>| <text:s text:c="7"/>10 | Mathematics | <text:s text:c="10"/></text:p>
      <text:p text:style-name="Standard"><text:s text:c="10"/>4 | Emma <text:s text:c="8"/>| 9th <text:s text:c="10"/>| D <text:s text:c="15"/>| <text:s text:c="7"/>10 | Mathematics | <text:s text:c="10"/></text:p>
      <text:p text:style-name="Standard"><text:s text:c="10"/>5 | Michael <text:s text:c="5"/>| 11th <text:s text:c="9"/>| A <text:s text:c="15"/>| <text:s text:c="7"/>10 | Mathematics | <text:s text:c="10"/></text:p>
      <text:p text:style-name="Standard"><text:s text:c="10"/>1 | Revi <text:s text:c="8"/>| 10th <text:s text:c="9"/>| A <text:s text:c="15"/>| <text:s text:c="7"/>11 | Biology <text:s text:c="4"/>| <text:s text:c="10"/></text:p>
      <text:p text:style-name="Standard"><text:s text:c="10"/>2 | Suresh <text:s text:c="6"/>| 11th <text:s text:c="9"/>| B <text:s text:c="15"/>| <text:s text:c="7"/>11 | Biology <text:s text:c="4"/>| <text:s text:c="10"/></text:p>
      <text:p text:style-name="Standard"><text:s text:c="10"/>3 | Ramesh <text:s text:c="6"/>| 12th <text:s text:c="9"/>| C <text:s text:c="15"/>| <text:s text:c="7"/>11 | Biology <text:s text:c="4"/>| <text:s text:c="10"/></text:p>
      <text:p text:style-name="Standard"><text:s text:c="10"/>4 | Emma <text:s text:c="8"/>| 9th <text:s text:c="10"/>| D <text:s text:c="15"/>| <text:s text:c="7"/>11 | Biology <text:s text:c="4"/>| <text:s text:c="10"/></text:p>
      <text:p text:style-name="Standard"><text:s text:c="10"/>5 | Michael <text:s text:c="5"/>| 11th <text:s text:c="9"/>| A <text:s text:c="15"/>| <text:s text:c="7"/>11 | Biology <text:s text:c="4"/>| <text:s text:c="10"/></text:p>
      <text:p text:style-name="Standard">(25 rows)</text:p>
      <text:p text:style-name="Standard"/>
      <text:p text:style-name="Standard">mydatabase=# SELECT *</text:p>
      <text:p text:style-name="Standard">FROM student</text:p>
      <text:p text:style-name="Standard">INNER JOIN branch ON student.student_id = branch.student_id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oft-page-break/><text:s text:c="10"/>2 | Suresh <text:s text:c="6"/>| 11th <text:s text:c="9"/>| B <text:s text:c="15"/>| <text:s text:c="8"/>2 | Arts <text:s text:c="7"/>| <text:s text:c="9"/>2</text:p>
      <text:p text:style-name="Standard"><text:s text:c="10"/>3 | Ramesh <text:s text:c="6"/>| 12th <text:s text:c="9"/>| C <text:s text:c="15"/>| <text:s text:c="8"/>3 | Commerce <text:s text:c="3"/>| <text:s text:c="9"/>3</text:p>
      <text:p text:style-name="Standard">(3 rows)</text:p>
      <text:p text:style-name="Standard"/>
      <text:p text:style-name="Standard">mydatabase=# SELECT *</text:p>
      <text:p text:style-name="Standard">FROM student</text:p>
      <text:p text:style-name="Standard">INNER JOIN branch ON student.student_id = branch.student_id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 text:c="10"/>2 | Suresh <text:s text:c="6"/>| 11th <text:s text:c="9"/>| B <text:s text:c="15"/>| <text:s text:c="8"/>2 | Arts <text:s text:c="7"/>| <text:s text:c="9"/>2</text:p>
      <text:p text:style-name="Standard"><text:s text:c="10"/>3 | Ramesh <text:s text:c="6"/>| 12th <text:s text:c="9"/>| C <text:s text:c="15"/>| <text:s text:c="8"/>3 | Commerce <text:s text:c="3"/>| <text:s text:c="9"/>3</text:p>
      <text:p text:style-name="Standard">(3 rows)</text:p>
      <text:p text:style-name="Standard"/>
      <text:p text:style-name="Standard">mydatabase=# SELECT *</text:p>
      <text:p text:style-name="Standard">FROM student</text:p>
      <text:p text:style-name="Standard">INNER JOIN branch ON student.student_id = branch.student_id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<text:s text:c="10"/>2 | Suresh <text:s text:c="6"/>| 11th <text:s text:c="9"/>| B <text:s text:c="15"/>| <text:s text:c="8"/>2 | Arts <text:s text:c="7"/>| <text:s text:c="9"/>2</text:p>
      <text:p text:style-name="Standard"><text:s text:c="10"/>3 | Ramesh <text:s text:c="6"/>| 12th <text:s text:c="9"/>| C <text:s text:c="15"/>| <text:s text:c="8"/>3 | Commerce <text:s text:c="3"/>| <text:s text:c="9"/>3</text:p>
      <text:p text:style-name="Standard">(3 rows)</text:p>
      <text:p text:style-name="Standard"/>
      <text:p text:style-name="Standard">mydatabase=# SELECT *</text:p>
      <text:p text:style-name="Standard">FROM student</text:p>
      <text:p text:style-name="Standard">where student_name='Revi'</text:p>
      <text:p text:style-name="Standard">mydatabase-# <text:s text:c="8"/></text:p>
      <text:p text:style-name="Standard">INNER JOIN branch ON student.student_id = branch.student_id;</text:p>
      <text:p text:style-name="Standard">ERROR: <text:s/>syntax error at or near "INNER"</text:p>
      <text:p text:style-name="Standard">LINE 5: INNER JOIN branch ON student.student_id = branch.student_id;</text:p>
      <text:p text:style-name="Standard"><text:s text:c="8"/>^</text:p>
      <text:p text:style-name="Standard">mydatabase=# select *</text:p>
      <text:p text:style-name="Standard">mydatabase-# from student </text:p>
      <text:p text:style-name="Standard">mydatabase-# ;</text:p>
      <text:p text:style-name="Standard"><text:s/>student_id | student_name | student_class | student_division </text:p>
      <text:p text:style-name="Standard">------------+--------------+---------------+------------------</text:p>
      <text:p text:style-name="Standard"><text:s text:c="10"/>1 | Revi <text:s text:c="8"/>| 10th <text:s text:c="9"/>| A</text:p>
      <text:p text:style-name="Standard"><text:s text:c="10"/>2 | Suresh <text:s text:c="6"/>| 11th <text:s text:c="9"/>| B</text:p>
      <text:p text:style-name="Standard"><text:s text:c="10"/>3 | Ramesh <text:s text:c="6"/>| 12th <text:s text:c="9"/>| C</text:p>
      <text:p text:style-name="Standard"><text:s text:c="10"/>4 | Emma <text:s text:c="8"/>| 9th <text:s text:c="10"/>| D</text:p>
      <text:p text:style-name="Standard"><text:s text:c="10"/>5 | Michael <text:s text:c="5"/>| 11th <text:s text:c="9"/>| A</text:p>
      <text:p text:style-name="Standard">(5 rows)</text:p>
      <text:p text:style-name="Standard"/>
      <text:p text:style-name="Standard">mydatabase=# SELECT *</text:p>
      <text:p text:style-name="Standard">FROM student</text:p>
      <text:p text:style-name="Standard">INNER JOIN branch</text:p>
      <text:p text:style-name="Standard">ON stdent.student_id = branch.student_id</text:p>
      <text:p text:style-name="Standard">WHERE student.student_name = 'Revi';</text:p>
      <text:p text:style-name="Standard">ERROR: <text:s/>missing FROM-clause entry for table "stdent"</text:p>
      <text:p text:style-name="Standard">LINE 4: ON stdent.student_id = branch.student_id</text:p>
      <text:p text:style-name="Standard"><text:s text:c="11"/>^</text:p>
      <text:p text:style-name="Standard"><text:soft-page-break/>mydatabase=# SELECT *</text:p>
      <text:p text:style-name="Standard">FROM student</text:p>
      <text:p text:style-name="Standard">INNER JOIN branch</text:p>
      <text:p text:style-name="Standard">ON stduent.student_id = branch.student_id</text:p>
      <text:p text:style-name="Standard">WHERE student.student_name = 'Revi';</text:p>
      <text:p text:style-name="Standard">ERROR: <text:s/>missing FROM-clause entry for table "stduent"</text:p>
      <text:p text:style-name="Standard">LINE 4: ON stduent.student_id = branch.student_id</text:p>
      <text:p text:style-name="Standard"><text:s text:c="11"/>^</text:p>
      <text:p text:style-name="Standard">mydatabase=# SELECT *</text:p>
      <text:p text:style-name="Standard">FROM student</text:p>
      <text:p text:style-name="Standard">INNER JOIN branch</text:p>
      <text:p text:style-name="Standard">ON student.student_id = branch.student_id</text:p>
      <text:p text:style-name="Standard">WHERE student.student_name = 'Revi';</text:p>
      <text:p text:style-name="Standard"><text:s/>student_id | student_name | student_class | student_division | branch_id | branch_name | student_id </text:p>
      <text:p text:style-name="Standard">------------+--------------+---------------+------------------+-----------+-------------+------------</text:p>
      <text:p text:style-name="Standard"><text:s text:c="10"/>1 | Revi <text:s text:c="8"/>| 10th <text:s text:c="9"/>| A <text:s text:c="15"/>| <text:s text:c="8"/>1 | Science <text:s text:c="4"/>| <text:s text:c="9"/>1</text:p>
      <text:p text:style-name="Standard">(1 row)</text:p>
      <text:p text:style-name="Standard"/>
      <text:p text:style-name="Standard">mydatabase=# select * </text:p>
      <text:p text:style-name="Standard">mydatabase-# from student;</text:p>
      <text:p text:style-name="Standard"><text:s/>student_id | student_name | student_class | student_division </text:p>
      <text:p text:style-name="Standard">------------+--------------+---------------+------------------</text:p>
      <text:p text:style-name="Standard"><text:s text:c="10"/>1 | Revi <text:s text:c="8"/>| 10th <text:s text:c="9"/>| A</text:p>
      <text:p text:style-name="Standard"><text:s text:c="10"/>2 | Suresh <text:s text:c="6"/>| 11th <text:s text:c="9"/>| B</text:p>
      <text:p text:style-name="Standard"><text:s text:c="10"/>3 | Ramesh <text:s text:c="6"/>| 12th <text:s text:c="9"/>| C</text:p>
      <text:p text:style-name="Standard"><text:s text:c="10"/>4 | Emma <text:s text:c="8"/>| 9th <text:s text:c="10"/>| D</text:p>
      <text:p text:style-name="Standard"><text:s text:c="10"/>5 | Michael <text:s text:c="5"/>| 11th <text:s text:c="9"/>| A</text:p>
      <text:p text:style-name="Standard">(5 rows)</text:p>
      <text:p text:style-name="Standard"/>
      <text:p text:style-name="Standard">mydatabase=# select * </text:p>
      <text:p text:style-name="Standard">from studen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7:15:32.971240084</meta:creation-date>
    <dc:date>2024-05-23T17:16:20.759317618</dc:date>
    <meta:editing-duration>PT48S</meta:editing-duration>
    <meta:editing-cycles>1</meta:editing-cycles>
    <meta:document-statistic meta:table-count="0" meta:image-count="0" meta:object-count="0" meta:page-count="8" meta:paragraph-count="366" meta:word-count="2304" meta:character-count="19010" meta:non-whitespace-character-count="10930"/>
    <meta:generator>LibreOffice/24.2.2.2$Linux_X86_64 LibreOffice_project/420$Build-2</meta:generator>
  </office:meta>
</office:document-meta>
</file>